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BB50000014D05DD584B71C48E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officeooo:paragraph-rsid="001b83eb" style:font-name-asian="Webdings" style:font-size-asian="9pt" style:font-name-complex="Webding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officeooo:rsid="001f1644" officeooo:paragraph-rsid="001f1644" style:font-name-asian="Webdings" style:font-size-asian="16pt" style:font-name-complex="Webdings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font-weight="bold" officeooo:rsid="001f1644" officeooo:paragraph-rsid="001f1644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7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officeooo:paragraph-rsid="001f1644"/>
    </style:style>
    <style:style style:name="P8" style:family="paragraph" style:parent-style-name="Standard" style:master-page-name="">
      <loext:graphic-properties draw:fill="none"/>
      <style:paragraph-properties fo:margin-left="0.3752in" fo:margin-right="0.3752in" fo:text-align="center" style:justify-single-word="false" fo:text-indent="0in" style:auto-text-indent="false" style:page-number="auto" fo:background-color="transparent"/>
      <style:text-properties officeooo:paragraph-rsid="001f1644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Arial" fo:font-size="7pt" officeooo:rsid="001d765a" style:font-name-asian="Webdings" style:font-size-asian="7pt" style:font-name-complex="Webdings" style:font-size-complex="7pt"/>
    </style:style>
    <style:style style:name="T2" style:family="text">
      <style:text-properties style:font-name="Arial" fo:font-size="7pt" officeooo:rsid="001f1644" style:font-name-asian="Webdings" style:font-size-asian="7pt" style:font-name-complex="Webdings" style:font-size-complex="7pt"/>
    </style:style>
    <style:style style:name="T3" style:family="text">
      <style:text-properties style:text-position="super 58%" style:font-name="Arial" fo:font-size="7pt" officeooo:rsid="001f1644" style:font-name-asian="Webdings" style:font-size-asian="7pt" style:font-name-complex="Webdings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9" svg:x1="0.1252in" svg:y1="3in" svg:x2="3.8752in" svg:y2="3in">
        <text:p/>
      </draw:line>
      <draw:frame text:anchor-type="page" text:anchor-page-number="1" draw:z-index="1" draw:style-name="gr2" draw:text-style-name="P10" svg:width="2.3961in" svg:height="0.5453in" draw:transform="rotate (-3.14159265358979) translate (3.19791666666667in 1.74513888888889in)">
        <draw:text-box>
          <text:p text:style-name="P9"><text:span text:style-name="T4">Iowa Scaled Engineering, LLC</text:span></text:p>
          <text:p text:style-name="P9"><text:span text:style-name="T4"/></text:p>
          <text:p text:style-name="P9"><text:span text:style-name="T4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05DD584B71C48E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Arduino DCC Shield</text:p>
      <text:p text:style-name="P2"/>
      <text:p text:style-name="P8"><text:span text:style-name="T1">The ARD-DCCSHIELD </text:span><text:span text:style-name="T2">interfaces </text:span><text:span text:style-name="T1">an Arduino to a model railroad DCC control system. <text:s/></text:span><text:span text:style-name="T2">T</text:span><text:span text:style-name="T1">he board </text:span><text:span text:style-name="T2">has general purpose I/O lines, an I</text:span><text:span text:style-name="T3">2</text:span><text:span text:style-name="T2">C interface, can send DCC ACK pulses, is fully optoisolated, and can power the Arduino from the </text:span><text:span text:style-name="T1">DCC </text:span><text:span text:style-name="T2">bus.</text:span></text:p>
      <text:p text:style-name="P3"/>
      <text:p text:style-name="P4">ARD-DCCSHIELD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5.3.3.2$Linux_X86_64 LibreOffice_project/30m0$Build-2</meta:generator>
    <dc:date>2017-06-16T11:43:30.531641367</dc:date>
    <meta:editing-duration>PT46M</meta:editing-duration>
    <meta:editing-cycles>19</meta:editing-cycles>
    <meta:printed-by>Michael Petersen</meta:printed-by>
    <meta:print-date>2013-04-28T09:34:21</meta:print-date>
    <meta:document-statistic meta:table-count="0" meta:image-count="1" meta:object-count="0" meta:page-count="1" meta:paragraph-count="3" meta:word-count="43" meta:character-count="262" meta:non-whitespace-character-count="221"/>
  </office:meta>
</office:document-meta>
</file>